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1619" officeooo:paragraph-rsid="00101619"/>
    </style:style>
    <style:style style:name="P2" style:family="paragraph" style:parent-style-name="Standard">
      <style:text-properties officeooo:rsid="001071af" officeooo:paragraph-rsid="001071af"/>
    </style:style>
    <style:style style:name="P3" style:family="paragraph" style:parent-style-name="Standard">
      <style:text-properties officeooo:rsid="001071af" officeooo:paragraph-rsid="0011ade4"/>
    </style:style>
    <style:style style:name="P4" style:family="paragraph" style:parent-style-name="Standard">
      <style:text-properties officeooo:rsid="0011ade4" officeooo:paragraph-rsid="0011ade4"/>
    </style:style>
    <style:style style:name="P5" style:family="paragraph" style:parent-style-name="Standard">
      <style:text-properties style:text-underline-style="solid" style:text-underline-width="auto" style:text-underline-color="font-color" officeooo:rsid="00101619" officeooo:paragraph-rsid="00101619"/>
    </style:style>
    <style:style style:name="P6" style:family="paragraph" style:parent-style-name="Standard">
      <style:text-properties style:text-underline-style="solid" style:text-underline-width="auto" style:text-underline-color="font-color" officeooo:rsid="0011ade4" officeooo:paragraph-rsid="0011ade4"/>
    </style:style>
    <style:style style:name="P7" style:family="paragraph" style:parent-style-name="Standard">
      <style:text-properties style:text-underline-style="none" officeooo:rsid="0011ade4" officeooo:paragraph-rsid="0011ade4"/>
    </style:style>
    <style:style style:name="P8" style:family="paragraph" style:parent-style-name="Standard">
      <style:text-properties style:text-position="0% 100%" style:text-underline-style="none" officeooo:rsid="001071af" officeooo:paragraph-rsid="0011ade4"/>
    </style:style>
    <style:style style:name="P9" style:family="paragraph" style:parent-style-name="Standard">
      <style:text-properties style:text-position="0% 100%" style:font-name="Liberation Serif" fo:font-size="12pt" officeooo:rsid="001071af" officeooo:paragraph-rsid="00126861" style:font-size-asian="12pt" style:font-size-complex="12pt"/>
    </style:style>
    <style:style style:name="P10" style:family="paragraph" style:parent-style-name="Standard">
      <style:text-properties style:text-position="0% 100%" style:font-name="Liberation Serif" fo:font-size="12pt" officeooo:rsid="00126861" officeooo:paragraph-rsid="00126861" style:font-size-asian="12pt" style:font-size-complex="12pt"/>
    </style:style>
    <style:style style:name="P11" style:family="paragraph" style:parent-style-name="Standard">
      <style:text-properties style:text-position="0% 100%" style:font-name="Liberation Serif" fo:font-size="12pt" style:text-underline-style="solid" style:text-underline-width="auto" style:text-underline-color="font-color" officeooo:rsid="00126861" officeooo:paragraph-rsid="00126861" style:font-size-asian="12pt" style:font-size-complex="12pt"/>
    </style:style>
    <style:style style:name="P12" style:family="paragraph" style:parent-style-name="Standard">
      <style:text-properties style:text-position="0% 100%" style:font-name="Liberation Serif" fo:font-size="12pt" style:text-underline-style="none" officeooo:rsid="00126861" officeooo:paragraph-rsid="00126861" style:font-size-asian="12pt" style:font-size-complex="12pt"/>
    </style:style>
    <style:style style:name="P13" style:family="paragraph" style:parent-style-name="Standard">
      <style:text-properties style:text-position="0% 100%" style:font-name="Liberation Serif" fo:font-size="12pt" style:text-underline-style="none" officeooo:rsid="0013bcb9" officeooo:paragraph-rsid="0013bcb9" style:font-size-asian="12pt" style:font-size-complex="12pt"/>
    </style:style>
    <style:style style:name="T1" style:family="text">
      <style:text-properties officeooo:rsid="001071af"/>
    </style:style>
    <style:style style:name="T2" style:family="text">
      <style:text-properties style:text-position="super 58%"/>
    </style:style>
    <style:style style:name="T3" style:family="text">
      <style:text-properties style:text-position="0% 100%"/>
    </style:style>
    <style:style style:name="T4" style:family="text">
      <style:text-properties style:text-position="0% 100%" officeooo:rsid="0011ade4"/>
    </style:style>
    <style:style style:name="T5" style:family="text">
      <style:text-properties style:text-position="0% 100%" style:text-underline-style="solid" style:text-underline-width="auto" style:text-underline-color="font-color"/>
    </style:style>
    <style:style style:name="T6" style:family="text">
      <style:text-properties officeooo:rsid="0011ade4"/>
    </style:style>
    <style:style style:name="T7" style:family="text">
      <style:text-properties style:text-underline-style="solid" style:text-underline-width="auto" style:text-underline-color="font-color"/>
    </style:style>
    <style:style style:name="T8" style:family="text">
      <style:text-properties fo:color="#000000" style:text-underline-style="none" fo:background-color="transparent" loext:char-shading-value="0"/>
    </style:style>
    <style:style style:name="T9" style:family="text">
      <style:text-properties fo:color="#000000" style:text-underline-style="none" fo:font-weight="normal" fo:background-color="transparent" loext:char-shading-value="0"/>
    </style:style>
    <style:style style:name="T10" style:family="text">
      <style:text-properties fo:color="#000000" style:text-underline-style="none" fo:font-weight="normal" officeooo:rsid="00126861" fo:background-color="transparent" loext:char-shading-value="0"/>
    </style:style>
    <style:style style:name="T11" style:family="text">
      <style:text-properties fo:color="#000000" fo:font-weight="normal" fo:background-color="transparent" loext:char-shading-value="0"/>
    </style:style>
    <style:style style:name="T12" style:family="text">
      <style:text-properties fo:color="#000000" fo:font-weight="normal" officeooo:rsid="0013bcb9" fo:background-color="transparent" loext:char-shading-value="0"/>
    </style:style>
    <style:style style:name="T13"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nálisis de DFT e <text:span text:style-name="T1">ID</text:span>FT:</text:p>
      <text:p text:style-name="P1"><text:span text:style-name="T7">Análisis temporal:</text:span></text:p>
      <text:p text:style-name="P2">Analizando la función DFT nos queda:</text:p>
      <text:p text:style-name="P2"/>
      <text:p text:style-name="P2">F(n) = O(1) + (O(n) * (O(n) * O(1) + O(1))</text:p>
      <text:p text:style-name="P2"/>
      <text:p text:style-name="P3">El primer O(1), proviene de la declaración y asignación de las variables k, n, largo_in, vector_out y aux. Luego en el código se puede encontrar un bloque for dentro de otro bloque for y dentro de este operaciones elementales, además del append. <text:span text:style-name="T6">Este bloque previamente presentado se representa como </text:span>(O(n) * (O(n) * O(1) + O(1)), <text:span text:style-name="T6">siendo n la cantidad de elementos en el vector pasado como argumento.</text:span> Si bien el append es O(1) en nuestra implementación, algun cambio en la implementación de append podría cambiar drásticamente el tiempo de ejecuión del algoritmo. Finalmente el tiempo de ejecución del algoritmo para el peor de los casos es :</text:p>
      <text:p text:style-name="P2"/>
      <text:p text:style-name="P2">F(n) = O(1) + (O(n) * O(n))</text:p>
      <text:p text:style-name="P2">F(n) = O(1) + O(n<text:span text:style-name="T2">2</text:span><text:span text:style-name="T3">)</text:span></text:p>
      <text:p text:style-name="P2"><text:span text:style-name="T3">F(n) = O(n</text:span><text:span text:style-name="T2">2</text:span><text:span text:style-name="T3">)</text:span></text:p>
      <text:p text:style-name="P2"><text:span text:style-name="T3"/></text:p>
      <text:p text:style-name="P2"><text:span text:style-name="T3">Para la función IDFT el análisis es el mismo, teniendo como resultado un tiempo de ejecución del algoritmo para el peor de los casos de O(n</text:span><text:span text:style-name="T2">2</text:span><text:span text:style-name="T3">).</text:span></text:p>
      <text:p text:style-name="P2"><text:span text:style-name="T3"/></text:p>
      <text:p text:style-name="P2"><text:span text:style-name="T5">Análisis espacial:</text:span></text:p>
      <text:p text:style-name="P2"><text:span text:style-name="T3">Analizando la función DFT nos queda:</text:span></text:p>
      <text:p text:style-name="P2"><text:span text:style-name="T3"/></text:p>
      <text:p text:style-name="P2"><text:span text:style-name="T3">F(n) = O(1) + O(n)</text:span></text:p>
      <text:p text:style-name="P2"><text:span text:style-name="T3"/></text:p>
      <text:p text:style-name="P2"><text:span text:style-name="T3">Siendo el O(1) las variables k , n , largo_in y aux. En cambio la cantidad de memoria que se usa para el vector_out (el largo del vector), depende de el largo del vector pasado como argumento, siendo O(n) </text:span><text:span text:style-name="T4">(siendo n el largo del vector pasado como argumento)</text:span><text:span text:style-name="T3">. Finalmente el espacio de memoria que se usa seria:</text:span></text:p>
      <text:p text:style-name="P2"><text:span text:style-name="T3"/></text:p>
      <text:p text:style-name="P2"><text:span text:style-name="T3">F(n) = O(n)</text:span></text:p>
      <text:p text:style-name="P2"><text:span text:style-name="T3"/></text:p>
      <text:p text:style-name="P4"><text:span text:style-name="T3">Para la función IDFT el análisis es el mismo, teniendo como resultado O(n).</text:span></text:p>
      <text:p text:style-name="P4"><text:span text:style-name="T3"/></text:p>
      <text:p text:style-name="P6"><text:span text:style-name="T3">Análisis de FFT e IFFT</text:span></text:p>
      <text:p text:style-name="P6"><text:span text:style-name="T3">Análisis temporal:</text:span></text:p>
      <text:p text:style-name="P7"><text:span text:style-name="T3">Analizando la función FFT nos queda:</text:span></text:p>
      <text:p text:style-name="P7"><text:span text:style-name="T3"/></text:p>
      <text:p text:style-name="P7"><text:span text:style-name="T3">F(n) =O(1) + O(n) + (O(1) + O(n) + O(n) + F(n/2) + F(n/2))</text:span></text:p>
      <text:p text:style-name="P7"><text:span text:style-name="T3"/></text:p>
      <text:p text:style-name="P9"><text:span text:style-name="T13">Siendo el O(1) la declaración y asignación del vector_out y siendo O(n) la funció</text:span><text:span text:style-name="T8">n </text:span><text:span text:style-name="T9">fill0till_exp2.</text:span></text:p>
      <text:p text:style-name="P9"><text:span text:style-name="T9">Luego se devuelve la función _fft, que </text:span><text:span text:style-name="T10">contiene declaración de variables, O(1), dos bloques de for, representados como O(n) + O(n) y luego una recursión F(n/2) + F(n/2). Haciendo un análisis temporal de la función _fft y utilizando el teorema maestro nos queda como resultado:</text:span></text:p>
      <text:p text:style-name="P9"><text:span text:style-name="T10"/></text:p>
      <text:p text:style-name="P10"><text:span text:style-name="T9">F(n) = O(1) + O(n) + (O(n) + 2F(n/2))</text:span></text:p>
      <text:p text:style-name="P10"><text:span text:style-name="T9">F(n) = O(1) + O(n) + (n log(n))</text:span></text:p>
      <text:p text:style-name="P10"><text:span text:style-name="T9">F(n) = n log(n)</text:span></text:p>
      <text:p text:style-name="P10"><text:soft-page-break/><text:span text:style-name="T9">El mismo análisis se aplica a la función IFFT, dando como resultado F(n) = n log(n).</text:span></text:p>
      <text:p text:style-name="P10"><text:span text:style-name="T9"/></text:p>
      <text:p text:style-name="P11"><text:span text:style-name="T11">Análisis espacial:</text:span></text:p>
      <text:p text:style-name="P12"><text:span text:style-name="T11">Analizando la función nos queda:</text:span></text:p>
      <text:p text:style-name="P12"><text:span text:style-name="T11"/></text:p>
      <text:p text:style-name="P12"><text:span text:style-name="T11">F(n) = </text:span><text:span text:style-name="T12">O(n) + O(n) + O(1) + O(n)+ 2F(n/2)</text:span></text:p>
      <text:p text:style-name="P12"><text:span text:style-name="T12"/></text:p>
      <text:p text:style-name="P13"><text:span text:style-name="T11">Siendo el primer O(n) debido a la creación de vector_out con una capacidad igual al vector ingresado como argumento. Luego al utilizarse fill0till_exp2 se utiliza una cantidad de espacio O(n). Además las declaraciones y asignaciones de las variables en la función _fft son O(1) y las declaraciones de los vectores son O(n). Finalmente se vuelve a llamar la función 2 veces, con vectores de la mitad de n (vector_par, vector_impar), 2F(n/2). Utilizando el metodo de expansión, nos da como resultado :</text:span></text:p>
      <text:p text:style-name="P13"><text:span text:style-name="T11"/></text:p>
      <text:p text:style-name="P13"><text:span text:style-name="T11">F(n) = O(n) + 2F(n/2)</text:span></text:p>
      <text:p text:style-name="P13"><text:span text:style-name="T11">F(n) = log (n) + O(n)</text:span></text:p>
      <text:p text:style-name="P13"><text:span text:style-name="T11">F(n) = O(n)</text:span></text:p>
      <text:p text:style-name="P13"><text:span text:style-name="T11"/></text:p>
      <text:p text:style-name="P13"><text:span text:style-name="T11">El mismo analisis se usa para IFFT, dando como resultado F(n) = O(n).</text:span></text:p>
      <text:p text:style-name="P10"><text:span text:style-name="T9"/></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01:58:56.221380414</meta:creation-date>
    <dc:date>2019-11-21T02:45:24.024873336</dc:date>
    <meta:editing-duration>PT11M59S</meta:editing-duration>
    <meta:editing-cycles>2</meta:editing-cycles>
    <meta:generator>LibreOffice/6.2.8.2$Linux_X86_64 LibreOffice_project/20$Build-2</meta:generator>
    <meta:document-statistic meta:table-count="0" meta:image-count="0" meta:object-count="0" meta:page-count="2" meta:paragraph-count="33" meta:word-count="508" meta:character-count="2814" meta:non-whitespace-character-count="2339"/>
  </office:meta>
</office:document-meta>
</file>